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6109896575072710308"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otevřená data:</text:p>
                  <text:list>
                    <text:list-item>
                      <text:p text:style-name="P4">definice</text:p>
                    </text:list-item>
                    <text:list-item>
                      <text:p text:style-name="P4">výhody a využití: datová žurnalistika, podklad pro aplikace generující přidanou hodnotu (např. zajímavá vizualizace dat), možnost zpracování v analytických (statistických?) a vizualizačních nástrojích</text:p>
                    </text:list-item>
                    <text:list-item>
                      <text:p text:style-name="P4">stupně otevřenosti (<text:a xlink:type="simple" xlink:href="http://www.mvcr.cz/clanek/stupne-otevrenosti-otevrenych-dat.aspx" text:style-name="Internet_20_link" text:visited-style-name="Visited_20_Internet_20_Link">http://www.mvcr.cz/clanek/stupne-otevrenosti-otevrenych-dat.aspx</text:a>)</text:p>
                    </text:list-item>
                    <text:list-item>
                      <text:p text:style-name="P4">poskytovatelé dat: různé orgány státní správy (excel, CSV, XML, ..., RDF?)</text:p>
                    </text:list-item>
                  </text:list>
                </text:list-item>
                <text:list-item>
                  <text:p text:style-name="P4">kriminální statistiky: co je k dispozici a jak je to publikováno =&gt; co by přineslo publikování jako LD?</text:p>
                </text:list-item>
                <text:list-item>
                  <text:p text:style-name="P4">nastolení problému (=&gt; motivace):</text:p>
                </text:list-item>
                <text:list-item>
                  <text:p text:style-name="P4">LinkedData jako vhodné publikační paradigma (které problémy řeší; výhody, nevýhody) a RDF jako vhodný model pro popis dat; existující aplikace LinkedData (LOD: DBpedia, opendata.cz, zahraniční projekty); strojové zpracování dat, interaktivní (strojové) dotazování se – pro (alespoň akademickou) veřejnost – napojení na vizualizátory a analytické nástroje)</text:p>
                </text:list-item>
              </text:list>
            </text:list-item>
            <text:list-item>
              <text:p text:style-name="P4">nastínění cílů (ty se probírají podrobně v kapitole o požadavcích) a využití plodů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zmínit RDF linkování (obecně vše, čemu bude potřeba v pozdějším textu alespoň zhruba rozumět – např. v kapitole o požadavcích se o linkování mluví)</text:p>
            </text:list-item>
            <text:list-item>
              <text:p text:style-name="P4">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z něj extrahovat) RDF DataCube dataset</text:p>
            </text:list-item>
            <text:list-item>
              <text:p text:style-name="P4">Datalift: pro transformaci dat z různých formátů do RDF; moduly, Java API; jde pro mapping z SQL použít UCanAccess JDBC driver? jde ukládat do souboru? jde ukládat do Virtuosa? jde použít Jena? jde používat moduly z Java kódu?</text:p>
            </text:list-item>
            <text:list-item>
              <text:p text:style-name="P4"><text:span text:style-name="T4">geospatial: co</text:span> to jsou geoprostorová data, standardy pro popis geoprostorových dat: GML, KML,..., shapefile (co umí); podpora geoprostorových dat v systémech uložení <text:soft-page-break/>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4">konkrétní datasety:</text:p>
              <text:list>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zajímavosti, přínosy, nedostatky)</text:p>
              <text:list>
                <text:list-item>
                  <text:p text:style-name="P4">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4">zajímavé údaje datasetů: počty policistů v oblasti, příslušnost policistů k útvarům</text:p>
                </text:list-item>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4">Požadavky (vize, seznam požadavků):</text:p>
          <text:list>
            <text:list-item>
              <text:p text:style-name="P4">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4">přehled struktury práce (odkazy z diskuse o požadavcích na kapitoly, které příslušné požadavky řeší)</text:p>
            </text:list-item>
            <text:list-item>
              <text:p text:style-name="P4">vize (jak tak nějak naplnit zadání práce):</text:p>
              <text:list>
                <text:list-item>
                  <text:p text:style-name="P4">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4">kdo z toho (dataset, aplikace) bude mít prospěch: podrobné informace o práci PČR pomáhají veřejné kontrole a nastolení odpovědnosti za situaci (např. při zveřejnění, kdo má jaký okrsek na starosti); akademická veřejnost (třeba lidi na policejní <text:soft-page-break/>akademii, sociologové) můžou pomocí vizualizačních nástrojů (...Data Cube?) data analyzovat (něco takového by se určitě hodilo Otevřené společnosti)</text:p>
                </text:list-item>
              </text:list>
            </text:list-item>
            <text:list-item>
              <text:p text:style-name="P4">specifikace požadavků: detailní a strukturované (číslované kvůli odkazování) shrnutí vize</text:p>
            </text:list-item>
          </text:list>
        </text:list-item>
        <text:list-item>
          <text:p text:style-name="P4">Zdroje (pouze kriminálních? - viz shapefile)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
                        <text:list-item>
                          <text:p text:style-name="P4">odlišit přístupnost dat: interní, pro akademické účely, veřejná (barevně?)</text:p>
                        </text:list-item>
                        <text:list-item>
                          <text:p text:style-name="P4">zařadit data Otevřené společnosti? protože oni poskytují data pro jednotlivé útvary (což umějí i custom reporty z ESSK) i s geolokalizací na útvary. To dává záminku k uvedení shapefile jako zdroje dat o kriminalitě (zdrojem je Otevřená společnost a PČR – mluvčí PČR)</text:p>
                        </text:list-item>
                        <text:list-item>
                          <text:p text:style-name="P4">v diagramu pak mohu zvýraznit, co použiju: ESSK (osekaný), shapefile</text:p>
                        </text:list-item>
                      </text:list>
                    </text:list-item>
                  </text:list>
                </text:list-item>
                <text:list-item>
                  <text:p text:style-name="P4">závěr: žádná srovnávací tabulka; ideálně zpracovat všechny; vybrán bude ale pouze ESSK (pracnost zpracovat ostatní data, ESSK sám o sobě je dost pracný)</text:p>
                </text:list-item>
                <text:list-item>
                  <text:p text:style-name="P4">popsat vztahy mezi vybranými zdroji dat: číselníky ESSK jsou využívány v MDB, kódy útvarů v MDB se dají namapovat na záznamy o těchto útvarech v shapefile</text:p>
                </text:list-item>
              </text:list>
            </text:list-item>
            <text:list-item>
              <text:p text:style-name="P4">Popis vybraných zdrojů: popsat, jak se vybrané zdroje propojí a použijí jako celek</text:p>
              <text:list>
                <text:list-item>
                  <text:p text:style-name="P4">ESSK:</text:p>
                  <text:list>
                    <text:list-item>
                      <text:p text:style-name="P4">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text:soft-page-break/>analýza dat: kdy je trestný čin objasněný? jak nakládat s dílčími útoky a s kvalifikací souběhu trestné činnosti? (např. ve statistikách – kolik se toho a kam, pod jaké TSK, započítá?); k analýze dat slouží jak MDB, tak i speciální statistické sestavy poskytnuté Prezidiem (např. Sestava 1 pro základní útvary) =&gt; analýza dat vede na problémy, popsané níže</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text:span text:style-name="T1">Shapefile útvarů PČR (samostatná kapitola? nejsou to sice data o trestné činnosti, ale </text:span><text:span text:style-name="T1">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
        </text:list-item>
        <text:list-item>
          <text:p text:style-name="P4">Verzování dat:</text:p>
          <text:list>
            <text:list-item>
              <text:p text:style-name="P4">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4">požadavky na verzovací mechanismus (schéma a procesy): 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historická konzistence dat - verzované entity musejí být provázány pouze na entity, se kterými sdílejí část intervalu platnosti</text:p>
            </text:list-item>
            <text:list-item>
              <text:p text:style-name="P4">provázání verzí: nestačí pouze jednosměrné linky, tedy linky na následující verzi? asi jo!!! zpětný link by mohl být pro uživatele, který data prochází a chce se navigovat verzemi jedné entity</text:p>
            </text:list-item>
            <text:list-item>
              <text:p text:style-name="P4">návrh obecného verzovacího schematu:</text:p>
              <text:list>
                <text:list-item>
                  <text:p text:style-name="P4">schéma:</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text:soft-page-break/>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item>
                      <text:p text:style-name="P4">oddělování logických datasetů, obsahujících data dané verze, do samostatných celků? (konkrétně např. samostatné RDF datasety)</text:p>
                    </text:list-item>
                  </text:list>
                </text:list-item>
              </text:list>
            </text:list-item>
            <text:list-item>
              <text:p text:style-name="P6"><text:span text:style-name="T1">popis návrhu a implementace </text:span>konkr<text:span text:style-name="T1">étních verzovacích schemat pro konkrétní verzované entity viz další kapitoly</text:span></text:p>
            </text:list-item>
          </text:list>
        </text:list-item>
        <text:list-item>
          <text:p text:style-name="P4">Datový model:</text:p>
          <text:list>
            <text:list-item>
              <text:p text:style-name="P4">co modelovat (struktura zdrojů dat popsána v dřívějších kapitolách): v základu MDB, číselníky a shapefile, později model rozšířen kvůli linkování na externí datasety (zde předeslat toto rozšíření)</text:p>
            </text:list-item>
            <text:list-item>
              <text:p text:style-name="P4">jak modelovat: pomocí RDFS i OWL, ale upřednostním (důvody) RDFS (popsáno dříve v kapitole o technologiích); modelování dle povahy dat - <text:span text:style-name="T4">z</text:span>vážena možnost data reprezentovat jako statistická data pomocí RDF DataCube (proč? proč ne? možná do budoucna DataCube nad tímto datovým modelem = nad views v MDB?); <text:span text:style-name="T4">pou</text:span>žité ontologie (která k čemu: RDFS, SKOS, VOID, DC Terms, <text:s/>XSD, FRBR)</text:p>
            </text:list-item>
            <text:list-item>
              <text:p text:style-name="P4">popis navrženého modelu:</text:p>
              <text:list>
                <text:list-item>
                  <text:p text:style-name="P4">diagramy: uvést konvenci – skalární atributy uvedeny na třídě; atributy, které odkazují jiné třídy modelu, pomocí asociace (to je stále UML a pro popis RDF modelu se to hodí, protože to umožňuje přesněji popsat vazby mezi třídami nebo objekty (např. kardinalitu))</text:p>
                </text:list-item>
                <text:list-item>
                  <text:p text:style-name="P6"><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4">motivace k vytvoření složitějšího objektového modelu:</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text:soft-page-break/>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iz sekce <text:bookmark-ref text:reference-format="text" text:ref-name="__RefHeading__772_1626784970">Poznámky</text:bookmark-ref>),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RÚIAN obcí a RDF linků (kromě právní kvalifikace?) na LOD (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opravdu? možná budou lokální proxy – kvůli vzájemnému prolinkování s TSK; na externí zdroje pak nalinkovat pomocí owl:sameAs...?)</text:span></text:p>
                </text:list-item>
              </text:list>
            </text:list-item>
            <text:list-item>
              <text:p text:style-name="P4">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mplementace: interval pomocí subproperties dct:validFrom a dct:validTo, řezězcový identifikátor crime-prop:id, provázání verzí pomocí vlastních properties, specifické využití dct:hasVersion a dct:isVersionOf<text:span text:style-name="T4">;</text:span> (diagramy)</text:p>
                    </text:list-item>
                    <text:list-item>
                      <text:p text:style-name="P4"><text:soft-page-break/>implementace verzování pro trestné činy, útvary, obce (...datasety? - nebo až v další kapitole o uložení dat?), číselníky (mírně odlišné)<text:span text:style-name="T4">;</text:span> (diagramy)</text:p>
                    </text:list-item>
                  </text:list>
                </text:list-item>
                <text:list-item>
                  <text:p text:style-name="P4">ukázka práce s verzovanými daty</text:p>
                </text:list-item>
                <text:list-item>
                  <text:p text:style-name="P4">údržba schematu viz další kapitoly (extrakce a publikace dat)</text:p>
                </text:list-item>
              </text:list>
            </text:list-item>
            <text:list-item>
              <text:p text:style-name="P4">Implementace modelu:</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
            </text:list-item>
          </text:list>
        </text:list-item>
        <text:list-item>
          <text:p text:style-name="P4">Extrakce a aktualizace dat:</text:p>
          <text:list>
            <text:list-item>
              <text:p text:style-name="P4">rekapitulace datového modelu:</text:p>
              <text:list>
                <text:list-item>
                  <text:p text:style-name="P4">validace datového modelu, konkrétně toho, že (správně) pokrývá informace obsažené ve zdrojových datech ("nic (z toho, co se mělo zachovat – co se vypustilo?) se neztratilo v překladu")</text:p>
                  <text:list>
                    <text:list-item>
                      <text:p text:style-name="P4">co ze zdrojových dat datový model nepokrývá? např. údaje z číselníků (útvary – dokument číselníku vůbec nezpracován, místo toho použit shapefile – odůvodnit!!!)</text:p>
                    </text:list-item>
                  </text:list>
                </text:list-item>
                <text:list-item>
                  <text:p text:style-name="P4">nastínit (vizuálně) zamýšlené mapování zdrojových dat na datový model</text:p>
                  <text:list>
                    <text:list-item>
                      <text:p text:style-name="P4">(např. ks_zapistc na crime:TrestnyCin, shapefile na útvary, dokumenty číselníků na SKOS schemata): od této vizualizace se odvíjí popis, co se bude na co extrahovat;</text:p>
                    </text:list-item>
                    <text:list-item>
                      <text:p text:style-name="P4">popsat zachování vztahů existujících mezi zdrojovými daty na vztahy v datovém modelu: MDB s číselníky jako dokumentací na RDF trestných činů odkazující na SKOS číselníky; MDB záznamy obsahující kód útvaru na záznamy těchto útvarů v shapefile a reprezentace této vazby v RDF (crime:TrestnyCin a crime:Utvar)</text:p>
                    </text:list-item>
                  </text:list>
                </text:list-item>
                <text:list-item>
                  <text:p text:style-name="P4">cíl: určit co, odkud a na co extrahovat =&gt; obecný proces extrakce a konkrétní implementace</text:p>
                </text:list-item>
              </text:list>
            </text:list-item>
            <text:list-item>
              <text:p text:style-name="P4">proces extrakce (aneb jak provést naznačené mapování ze zdrojových dat do datového modelu)</text:p>
              <text:list>
                <text:list-item>
                  <text:p text:style-name="P4">obecně:</text:p>
                  <text:list>
                    <text:list-item>
                      <text:p text:style-name="P4">požadavky:</text:p>
                      <text:list>
                        <text:list-item>
                          <text:p text:style-name="P4">přenesena musí být všechna požadovaná data (=&gt; testy?; co nebude přeneseno? <text:span text:style-name="T4">- </text:span>např. atributy s nevalidními hodnotami)</text:p>
                        </text:list-item>
                        <text:list-item>
                          <text:p text:style-name="P4">přenést verzovací informace nutné k udržení verzovacího schematu</text:p>
                        </text:list-item>
                        <text:list-item>
                          <text:p text:style-name="P4">proces je alespoň poloautomatický, tedy maximálně uživatel spustí příslušný skripty nebo skripty, který extrakci dat provede podle zadaných parametrů (u pravidelně dostupných aktualizací zdrojových dat mohou být příslušné extrakční skripty spouštěny jako naplánované úlohy), a výstupem jsou soubory v některé ze serializací RDF (TTL, N3), připravené k importu do RDF store</text:p>
                        </text:list-item>
                        <text:list-item>
                          <text:p text:style-name="P4"><text:soft-page-break/>cílový formát je RDF: jaké existují nástroje pro převod z MDB, shapefile a HTML nebo CSV?</text:p>
                        </text:list-item>
                      </text:list>
                    </text:list-item>
                    <text:list-item>
                      <text:p text:style-name="P4">verzovací schema: vytvoření aktualizační dávky =&gt; merge aktualizační dávky: <text:s/>jak? obyčejně pomocí nějakého skriptu, který "přepočítá", aktualizuje verzovací informace (intervaly platnosti a provázání verzí): popsat obecné vlastnosti a navrhnout funkcionalitu takového skriptu? (např. v aktualizační dávce mají entity pouze identifikátor a počáteční bod intervalu =&gt; skript dohledá, do kterých intervalů nové verze (! ostře vzhledem ke spodní hranici intervalu!) spadly a upraví intervaly pro předcházející, nově vloženou i navazující verzi, a upraví linky mezi verzemi, aby chronologicky navazovaly – ke snadnému výpočtu nových intervalů platnosti slouží právě provázání verzí)</text:p>
                    </text:list-item>
                    <text:list-item>
                      <text:p text:style-name="P4">pomocí bash (výborné možnosti zpracování textu vs platformní závislost, např. oproti alternativě v podobě Javy) skriptů, kde na vstupu je soubor zdrojových dat (MDB, shapefile) a na konci extrahovaná data, případně extrahovaná data jsou již uložena v RDF Store (a připravena k použití)</text:p>
                    </text:list-item>
                  </text:list>
                </text:list-item>
                <text:list-item>
                  <text:p text:style-name="P4">popsat pomocí diagramů nebo pseudo<text:span text:style-name="T4">-</text:span>kódu s dodatečným komentářem</text:p>
                </text:list-item>
                <text:list-item>
                  <text:p text:style-name="P4">konkrétně:</text:p>
                  <text:list>
                    <text:list-item>
                      <text:p text:style-name="P4">Šlo by použít DataLift na všechna zdrojová data. Idea (zachyť v diagramu) je taková, že data by se extrahovala do "hrubé" (raw?) podoby a odtud specializovanými SPARQL skripty by se extrahovala data s bohatší sémantikou (specializované třídy, košatější hierarchie tříd) a verze dat. Taková extrakce by zase šla udělat pomocí DataLift. DataLift má navíc Java API, nad kterým běží webová aplikace. Jako první verze by stačila možnost extrahovat pomocí DataLiftu manuálně, ve druhém kroku by se použily utility napsané nad DataLift Java API.</text:p>
                      <text:list>
                        <text:list-item>
                          <text:p text:style-name="P4">k extrakci použit tzv. modul, modul umí provádět určitý druh transformace, stačilo by definovat moduly a z Java kódu utility se na ně odkazovat a nechat Datalift provádět transformaci podle definice modulu (jde to?)</text:p>
                        </text:list-item>
                        <text:list-item>
                          <text:p text:style-name="P4">Dořešit: jak přidat verzovací atributy? Šlo by zase SPARQL skriptem nad raw daty. Jak se používá Java API? Jak provést update verzovacího schematu – provést pomocí JENA SPARQL update nad Virtuosím SPARQL endpointem?</text:p>
                        </text:list-item>
                        <text:list-item>
                          <text:p text:style-name="P4">Přípravná fáze nad raw daty (normalizace, předpočítání hodnot) lze udělat Dataliftem a SPARQL.</text:p>
                        </text:list-item>
                        <text:list-item>
                          <text:p text:style-name="P4">Výstupy Datalift API: lze do souboru? Nebo jen do interního RDF store? Já bych potřeboval do souboru nebo do externího Virtuoso RDF store.</text:p>
                        </text:list-item>
                      </text:list>
                    </text:list-item>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text:soft-page-break/>extrakci dat: např. přidání pomocných předpočítávaných sloupců, normalizace i denormalizace schematu, např. výpočet objasněnosti trestných činů</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item>
                      <text:p text:style-name="P4">dokumenty číselníků</text:p>
                    </text:list-item>
                  </text:list>
                </text:list-item>
              </text:list>
            </text:list-item>
            <text:list-item>
              <text:p text:style-name="P4">implementace extrakce RDF: možnost generování mapping file pro extrakci z DB pomocí tagged values na třídách a at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úrovni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text:soft-page-break/>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na externí LD:</text:p>
          <text:list>
            <text:list-item>
              <text:p text:style-name="P4">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4">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hypertext<text:span text:style-name="T4"> </text:span>a <text:span text:style-name="T4">LD nejsou v konfliktu, </text:span>jedno slouží (jako bezprostředním konzumentům) lidem, druhé strojům</text:p>
            </text:list-item>
            <text:list-item>
              <text:p text:style-name="P4">identifikovat možné vazby mezi datasetem a externími zdroji (vizualizovat – naznačit vazby "do světa" na externí datasety z různých atributů, popisek vazby reflektuje její význam a naznačuje tak způsob využití; odkazované entity naznač i s jejich strukturou, třeba pár zajímavými atributy – sugesce možnosti zajímavě propojovat informace; komentář k diagramu popisuje stručně identifikované typy vazeb a jejich možné využití):</text:p>
              <text:list>
                <text:list-item>
                  <text:p text:style-name="P4">útvary =&gt; RÚIAN (na obce, protože jsou známější jednotky než policejní útvary): diagram: tr. čin (kód útvaru) -&gt; útvar (hranice útvaru) -&gt; obec (hranice obce)</text:p>
                </text:list-item>
                <text:list-item>
                  <text:p text:style-name="P4">místo narození pachatele: možnost párovat na dataset RÚIAN podle názvu (obce? města?), ale data jsou chybová =&gt; neimplementovat (pracné; <text:span text:style-name="T4">d</text:span>ůvody; <text:span text:style-name="T4">na</text:span>znač v diagramu nějak přeškrtnuté)</text:p>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text:soft-page-break/>další: zaměstnání, pozice v zaměstnání, úroveň vzdělání</text:p>
                </text:list-item>
              </text:list>
            </text:list-item>
            <text:list-item>
              <text:p text:style-name="P4">popsat jednotlivé typy vazeb: ve zvláštních podkapitolách (co podkapitola, to typ vazby nebo externí dataset – např. dataset zákonů); podkapitola zachycuje popis zdrojových dat (např. RÚIAN a odkazovaných datasetů – Dbpedia, dataset zákonů, dataset RÚIAN,), vazeb a datasetů,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4">verzování (např. obce): co verzovat</text:p>
            </text:list-item>
            <text:list-item>
              <text:p text:style-name="P4">datový model: rozšíření datového modelu o nové RDF predikáty (a někde i třídy – viz lokální proxy pro obce); návrh a implementace verzovacího schematu</text:p>
            </text:list-item>
            <text:list-item>
              <text:p text:style-name="P4">popis extrakce linků a souvisejících dat:</text:p>
              <text:list>
                <text:list-item>
                  <text:p text:style-name="P4">typy vazeb:</text:p>
                  <text:list>
                    <text:list-item>
                      <text:p text:style-name="P4">RÚIAN (nově ideálně Dataliftem): (implementace) zjednodušit, neprovádět shlukování (lze transformovat každý OB_<text:span text:style-name="T4">UKSH soubor</text:span>) a třídění podle typu územní jednotky (RUIANExtractor)</text:p>
                      <text:list>
                        <text:list-item>
                          <text:p text:style-name="P4">stažení požadovaných VFR souborů, extrakce do XML, transformace pomocí XSLT do RDF</text:p>
                        </text:list-item>
                      </text:list>
                    </text:list-item>
                    <text:list-item>
                      <text:p text:style-name="P4">útvary na obce prolinkovat pomocí geosparql operátorů (intersects)</text:p>
                    </text:list-item>
                    <text:list-item>
                      <text:p text:style-name="P4">zákony: pomocí D2RQ (již hotovo v rámcie extrakce dat ESSK, zde se uvede jen pro úplnost)</text:p>
                    </text:list-item>
                    <text:list-item>
                      <text:p text:style-name="P4">státy: pomocí SQL nebo SPARQL; manuálně</text:p>
                    </text:list-item>
                  </text:list>
                </text:list-item>
                <text:list-item>
                  <text:p text:style-name="P4">extrakce verzovacích informací</text:p>
                </text:list-item>
              </text:list>
            </text:list-item>
            <text:list-item>
              <text:p text:style-name="P4">uložení dat: organizace extrahovaných RDF linků do linksetů, organizace pomocných dat do pomocných datasetů (RÚIAN obce)</text:p>
            </text:list-item>
            <text:list-item>
              <text:p text:style-name="P4">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4">Aplikace:</text:p>
          <text:list>
            <text:list-item>
              <text:p text:style-name="P4">vývoj na Androidu: věnovat malou sekci - Eclipse <text:span text:style-name="T4">+ ADT, struktura projektu, </text:span>API a knihovny Androidu, <text:span text:style-name="T4">aktivity, </text:span>API level; <text:span text:style-name="T4">resources, APK, application market a dal</text:span>ší</text:p>
            </text:list-item>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text:soft-page-break/>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text:soft-page-break/>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text:soft-page-break/>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xt:soft-page-break/>(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41598962"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41610787"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text:soft-page-break/>Úvod</text:h>
      <text:list xml:id="list41618305" text:continue-numbering="true" text:style-name="L1">
        <text:list-item>
          <text:p text:style-name="P4">hrubé vymezení cílů práce (vize)</text:p>
        </text:list-item>
      </text:list>
      <text:h text:style-name="P1" text:outline-level="2">Použité technologie</text:h>
      <text:list xml:id="list41610890" text:continue-numbering="true" text:style-name="L1">
        <text:list-item>
          <text:p text:style-name="P4">zkrátit</text:p>
        </text:list-item>
      </text:list>
      <text:h text:style-name="Heading_20_2" text:outline-level="2">Extrakce dat</text:h>
      <text:list xml:id="list41597761"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41598491"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text:bookmark-start text:name="__RefHeading__772_1626784970"/>Poznámky<text:bookmark-end text:name="__RefHeading__772_1626784970"/></text:h>
      <text:list xml:id="list41605948"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item>
          <text:p text:style-name="P4">ESSK:</text:p>
          <text:list>
            <text:list-item>
              <text:p text:style-name="P4">kvalifikace trestných činů: kráděž kvalifikovaná jako souběh není (podle TSK, které odpovídá hlavní kvalifikaci) ve statistikách počítána jako krádež. To zkresluje statistiky.</text:p>
            </text:list-item>
            <text:list-item>
              <text:p text:style-name="P4">v prověřování: způsob ukončení <text:span text:style-name="T4">&lt;&gt; '4'</text:span></text:p>
            </text:list-item>
            <text:list-item>
              <text:p text:style-name="P4"><text:span text:style-name="T4">objasn</text:span>ěné tr. činy: t24a_zpu in ('1', '2', '7', '8', '9')</text:p>
            </text:list-item>
            <text:list-item>
              <text:p text:style-name="P4">do statistik zřejmě patří pouze pokusy o trestné činy a dokonané trestné činy, přípravy ne: to mě ale vlastně nezajím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language="cs" fo:country="CZ"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4DT12M39S</meta:editing-duration>
    <meta:editing-cycles>78</meta:editing-cycles>
    <meta:generator>OpenOffice/4.1.1$Win32 OpenOffice.org_project/411m6$Build-9775</meta:generator>
    <dc:date>2016-02-16T21:43:46.87</dc:date>
    <dc:creator>Tomáš Beňák</dc:creator>
    <meta:document-statistic meta:table-count="0" meta:image-count="0" meta:object-count="0" meta:page-count="16" meta:paragraph-count="293" meta:word-count="6150" meta:character-count="41833"/>
    <meta:user-defined meta:name="Info 1"/>
    <meta:user-defined meta:name="Info 2"/>
    <meta:user-defined meta:name="Info 3"/>
    <meta:user-defined meta:name="Info 4"/>
  </office:meta>
</office:document-meta>
</file>